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0b0825" officeooo:paragraph-rsid="0002326b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bb3e2" officeooo:paragraph-rsid="0002326b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26b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bb3e2" officeooo:paragraph-rsid="0002326b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caf60" officeooo:paragraph-rsid="00051d22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b0825" officeooo:paragraph-rsid="0005fa37"/>
    </style:style>
    <style:style style:name="T1" style:family="text">
      <style:text-properties officeooo:rsid="0005a17d"/>
    </style:style>
    <style:style style:name="T2" style:family="text">
      <style:text-properties officeooo:rsid="000c4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 of Meeting <text:span text:style-name="T1">09/</text:span>2016</text:p>
      <text:p text:style-name="P3"/>
      <text:p text:style-name="P1">Réduire données</text:p>
      <text:p text:style-name="P1">dataset à utiliser 140625</text:p>
      <text:p text:style-name="P2">plot de la position des images et de la prédite : pour voir si outliers mauvais. Voir distrib erreur</text:p>
      <text:p text:style-name="P5">utiliser quiver pour fleches sur scatter (nuage de points des x y)</text:p>
      <text:p text:style-name="P2">A partir du vecteur R4 : tracer delta y1 en fonction de delta x1 : <text:span text:style-name="T2">histogramme</text:span></text:p>
      <text:p text:style-name="P2"/>
      <text:p text:style-name="P2">Tracer delta theta en mode histogramme</text:p>
      <text:p text:style-name="P6">Poids important à la fin sur sorties alors que petites variations entr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49:37.528025125</meta:creation-date>
    <dc:date>2016-03-15T10:09:13.162202737</dc:date>
    <meta:editing-duration>PT2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75" meta:character-count="420" meta:non-whitespace-character-count="353"/>
  </office:meta>
</office:document-meta>
</file>